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style:rel-width="100%" table:align="center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background-color="transparent">
        <style:background-image/>
      </style:table-cell-properties>
    </style:style>
    <style:style style:name="P1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лопластик обладает многими ценными свойствами. Ниже перечислены некоторые из них: Малый вес. Удельный вес стеклопластиков приблизительно <text:s/>1,8.</text:p>
      <text:p text:style-name="P1">Диэлектрические свойства. Стеклопластики являются прекрасными электроизоляционными материалам при использовании как переменного, так и постоянного тока.</text:p>
      <text:p text:style-name="P1">Высокая коррозионная стойкость. Стеклопластики как диэлектрики совершенно не подвергаются электрохимической коррозии. Существует ряд полиэфирных смол (мы используем полиэфирные смолы при изготовлении емкостей), позволяющие получить стеклопластики стойкие к различным агрессивным средам, в том числе и к воздействию концентрированных кислот и щелочей. Полиэфирные стеклопластики обладают теплопроводностью дерева, прочностью и долговечностью, биологической стойкостью, влагостойкостью и атмосферостойкостью полимеров, при этом не имеют никаких недостатков присущих термопластам, и имеет диапазон эксплуатации от -50<text:span text:style-name="T2">o</text:span>С до +130<text:span text:style-name="T2">o</text:span>С</text:p>
      <text:p text:style-name="P1">Хороший внешний вид. Стеклопластики при изготовлении хорошо окрашиваются в любой цвет и при использовании стойких красителей могут сохранять его неограниченно долго.</text:p>
      <text:p text:style-name="P1">Высокие механические свойства. При своем небольшом удельном весе стеклопластик обладает высокими физико-механическими характеристиками.</text:p>
      <text:p text:style-name="P1">Теплоизоляционные свойства. Стеклопластик относится к материалам с низкой теплопроводностью.</text:p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Термопласты имеют недостатки: низкая теплостойкость, низкая поверхностная твердость, хрупкость при пониженных температурах и текучесть при высоких, склонность к старению под действием солнечных лучей и кислорода воздуха. Термопласты изготовляются листами, следовательно оболочка емкости будет иметь сварной шов по всей длине. Сварная конструкция по прочности и герметичности намного уступает цельной конструкции оболочки емкости. Сварные швы имеют свойства деформироваться при различных ударах, перепаде температур, иметь скрытые дефекты и т.д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30T10:51:15.37</meta:creation-date>
    <dc:date>2016-09-30T11:16:51.06</dc:date>
    <meta:editing-duration>PT25M34S</meta:editing-duration>
    <meta:editing-cycles>4</meta:editing-cycles>
    <meta:generator>OpenOffice/4.1.2$Win32 OpenOffice.org_project/412m3$Build-9782</meta:generator>
    <meta:document-statistic meta:table-count="1" meta:image-count="0" meta:object-count="0" meta:page-count="1" meta:paragraph-count="7" meta:word-count="211" meta:character-count="1860"/>
  </office:meta>
</office:document-meta>
</file>